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5.088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798cm" fo:min-width="5.088cm"/>
      <style:paragraph-properties style:writing-mode="lr-tb"/>
    </style:style>
    <style:style style:name="gr3" style:family="graphic" style:parent-style-name="standard">
      <style:graphic-properties svg:stroke-color="#ffff38" draw:textarea-horizontal-align="justify" draw:textarea-vertical-align="middle" draw:auto-grow-height="false" fo:min-height="2.798cm" fo:min-width="5.088cm"/>
      <style:paragraph-properties style:writing-mode="lr-tb"/>
    </style:style>
    <style:style style:name="gr4" style:family="graphic" style:parent-style-name="standard">
      <style:graphic-properties svg:stroke-color="#999999" draw:textarea-horizontal-align="justify" draw:textarea-vertical-align="middle" draw:auto-grow-height="false" fo:min-height="2.798cm" fo:min-width="5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2.294cm"/>
      <style:paragraph-properties style:writing-mode="lr-tb"/>
    </style:style>
    <style:style style:name="gr6" style:family="graphic" style:parent-style-name="standard">
      <style:graphic-properties svg:stroke-color="#d4ea6b" draw:textarea-horizontal-align="justify" draw:textarea-vertical-align="middle" draw:auto-grow-height="false" fo:min-height="2.798cm" fo:min-width="5.088cm"/>
      <style:paragraph-properties style:writing-mode="lr-tb"/>
    </style:style>
    <style:style style:name="gr7" style:family="graphic" style:parent-style-name="objectwithoutfill">
      <style:graphic-properties svg:stroke-color="#d4ea6b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4000" draw:marker-end="Arrow" draw:marker-end-width="0.3cm" draw:fill="none" draw:fill-color="#f10d0c" draw:textarea-vertical-align="middle"/>
    </style:style>
    <style:style style:name="gr10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2.798cm" fo:min-width="5.85cm"/>
      <style:paragraph-properties style:writing-mode="lr-tb"/>
    </style:style>
    <style:style style:name="gr12" style:family="graphic" style:parent-style-name="objectwithoutfill">
      <style:graphic-properties svg:stroke-color="#ffff6d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bf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bf00" draw:marker-end="Arrow" draw:marker-end-width="0.3cm" draw:fill="none" draw:fill-color="#5983b0" draw:textarea-vertical-align="middle"/>
    </style:style>
    <style:style style:name="gr1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4.724cm" fo:min-width="27.18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3.708cm" fo:min-width="5.998cm" fo:padding-top="0.178cm" fo:padding-bottom="0.178cm" fo:padding-left="0.303cm" fo:padding-right="0.303cm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10d0c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5983b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>
        <draw:custom-shape draw:style-name="gr1" draw:text-style-name="P1" draw:layer="layout" svg:width="5.588cm" svg:height="3.048cm" svg:x="6.958cm" svg:y="2.286cm">
          <text:p text:style-name="P1">Expert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3.048cm" svg:x="14.648cm" svg:y="7.512cm">
          <text:p text:style-name="P1">Data ba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3.048cm" svg:x="7.212cm" svg:y="13.416cm">
          <text:p text:style-name="P2"><text:span text:style-name="T1">Grid search</text:span></text:p>
          <text:p text:style-name="P2"><text:span text:style-name="T2">(load data</text:span></text:p>
          <text:p text:style-name="P2"><text:span text:style-name="T2">and run grid search</text:span></text:p>
          <text:p text:style-name="P2"><text:span text:style-name="T2">and sends back results </text:span></text:p>
          <text:p text:style-name="P2"><text:span text:style-name="T2">to API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3.048cm" svg:x="14.578cm" svg:y="13.416cm">
          <text:p text:style-name="P1">Predic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88cm" svg:height="3.048cm" svg:x="0.1cm" svg:y="7.42cm">
          <text:p text:style-name="P1">Report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524cm" svg:x="18.712cm" svg:y="9.544cm">
          <text:p text:style-name="P1">Logg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3.048cm" svg:x="22.052cm" svg:y="7.574cm">
          <text:p text:style-name="P1">Data acquisi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88cm" svg:height="3.048cm" svg:x="6.958cm" svg:y="7.474cm">
          <text:p text:style-name="P2"><text:span text:style-name="T2">API with </text:span></text:p>
          <text:p text:style-name="P2"><text:span text:style-name="T2">many gateways to</text:span></text:p>
          <text:p text:style-name="P2"><text:span text:style-name="T2">get from or post to db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52cm" svg:y1="8.844cm" svg:x2="20.236cm" svg:y2="8.844cm">
          <text:p/>
        </draw:line>
        <draw:line draw:style-name="gr8" draw:text-style-name="P3" draw:layer="layout" svg:x1="9.752cm" svg:y1="10.522cm" svg:x2="9.752cm" svg:y2="13.416cm">
          <text:p/>
        </draw:line>
        <draw:line draw:style-name="gr8" draw:text-style-name="P3" draw:layer="layout" svg:x1="10.06cm" svg:y1="13.416cm" svg:x2="10.06cm" svg:y2="10.522cm">
          <text:p/>
        </draw:line>
        <draw:line draw:style-name="gr8" draw:text-style-name="P3" draw:layer="layout" svg:x1="12.546cm" svg:y1="8.006cm" svg:x2="14.648cm" svg:y2="8.006cm">
          <text:p/>
        </draw:line>
        <draw:line draw:style-name="gr8" draw:text-style-name="P3" draw:layer="layout" svg:x1="14.648cm" svg:y1="7.69cm" svg:x2="12.546cm" svg:y2="7.69cm">
          <text:p/>
        </draw:line>
        <draw:line draw:style-name="gr9" draw:text-style-name="P4" draw:layer="layout" svg:x1="11.022cm" svg:y1="13.416cm" svg:x2="11.022cm" svg:y2="10.522cm">
          <text:p/>
        </draw:line>
        <draw:line draw:style-name="gr10" draw:text-style-name="P3" draw:layer="layout" svg:x1="12.546cm" svg:y1="10.314cm" svg:x2="14.648cm" svg:y2="10.314cm">
          <text:p/>
        </draw:line>
        <draw:custom-shape draw:style-name="gr11" draw:text-style-name="P6" draw:layer="layout" svg:width="6.35cm" svg:height="3.048cm" svg:x="4.318cm" svg:y="17.272cm">
          <text:list text:style-name="L1">
            <text:list-item>
              <text:p text:style-name="P5"><text:span text:style-name="T3">Green – data acquistion</text:span></text:p>
            </text:list-item>
            <text:list-item>
              <text:p text:style-name="P5"><text:span text:style-name="T3">Black – Grid search / Train</text:span></text:p>
            </text:list-item>
            <text:list-item>
              <text:p text:style-name="P5"><text:span text:style-name="T3">Red – logging process</text:span></text:p>
            </text:list-item>
            <text:list-item>
              <text:p text:style-name="P5"><text:span text:style-name="T3">Yellow – Predict</text:span></text:p>
            </text:list-item>
            <text:list-item>
              <text:p text:style-name="P5"><text:span text:style-name="T3">Grey – reporting</text:span></text:p>
            </text:list-item>
            <text:list-item>
              <text:p text:style-name="P5"><text:span text:style-name="T3">Orange – expert system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53cm" svg:y1="10.522cm" svg:x2="15.594cm" svg:y2="13.416cm">
          <text:p/>
        </draw:line>
        <draw:line draw:style-name="gr12" draw:text-style-name="P3" draw:layer="layout" svg:x1="16.102cm" svg:y1="13.416cm" svg:x2="12.038cm" svg:y2="10.522cm">
          <text:p/>
        </draw:line>
        <draw:line draw:style-name="gr12" draw:text-style-name="P3" draw:layer="layout" svg:x1="12.546cm" svg:y1="8.806cm" svg:x2="14.648cm" svg:y2="8.806cm">
          <text:p/>
        </draw:line>
        <draw:line draw:style-name="gr12" draw:text-style-name="P3" draw:layer="layout" svg:x1="14.648cm" svg:y1="8.49cm" svg:x2="12.546cm" svg:y2="8.49cm">
          <text:p/>
        </draw:line>
        <draw:line draw:style-name="gr9" draw:text-style-name="P4" draw:layer="layout" svg:x1="16.61cm" svg:y1="13.416cm" svg:x2="12.546cm" svg:y2="10.522cm">
          <text:p/>
        </draw:line>
        <draw:line draw:style-name="gr13" draw:text-style-name="P3" draw:layer="layout" svg:x1="6.958cm" svg:y1="9.098cm" svg:x2="5.688cm" svg:y2="9.098cm">
          <text:p/>
        </draw:line>
        <draw:line draw:style-name="gr14" draw:text-style-name="P3" draw:layer="layout" svg:x1="9.244cm" svg:y1="5.334cm" svg:x2="9.244cm" svg:y2="7.474cm">
          <text:p/>
        </draw:line>
        <draw:line draw:style-name="gr15" draw:text-style-name="P7" draw:layer="layout" svg:x1="9.606cm" svg:y1="7.474cm" svg:x2="9.606cm" svg:y2="5.334cm">
          <text:p/>
        </draw:line>
        <draw:custom-shape draw:style-name="gr16" draw:text-style-name="P3" draw:layer="layout" svg:width="27.786cm" svg:height="5.08cm" svg:x="0cm" svg:y="6.5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04cm" svg:height="4.064cm" svg:x="6.604cm" svg:y="2.0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04cm" svg:height="4.064cm" svg:x="6.604cm" svg:y="12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04cm" svg:height="4.064cm" svg:x="14.224cm" svg:y="12.7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2cm" svg:y1="5.334cm" svg:x2="10.922cm" svg:y2="7.474cm">
          <text:p/>
        </draw:line>
        <draw:line draw:style-name="gr14" draw:text-style-name="P3" draw:layer="layout" svg:x1="12.546cm" svg:y1="9.506cm" svg:x2="14.648cm" svg:y2="9.506cm">
          <text:p/>
        </draw:line>
        <draw:line draw:style-name="gr14" draw:text-style-name="P3" draw:layer="layout" svg:x1="14.648cm" svg:y1="9.19cm" svg:x2="12.546cm" svg:y2="9.19cm">
          <text:p/>
        </draw:line>
        <draw:line draw:style-name="gr13" draw:text-style-name="P3" draw:layer="layout" svg:x1="14.759cm" svg:y1="9.898cm" svg:x2="12.546cm" svg:y2="9.906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0-24T13:42:45.758064943</meta:creation-date>
    <meta:editing-duration>PT34S</meta:editing-duration>
    <meta:editing-cycles>2</meta:editing-cycles>
    <meta:generator>LibreOffice/6.4.7.2$Linux_X86_64 LibreOffice_project/40$Build-2</meta:generator>
    <dc:title>Blueprint Plans</dc:title>
    <dc:date>2022-10-24T14:24:01.006716718</dc:date>
    <meta:document-statistic meta:object-count="66"/>
  </office:meta>
</office:document-meta>
</file>